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-1.09565in" svg:width="10in" svg:height="2.61111in" presentation:class="title" presentation:placeholder="false">
          <draw:text-box>
            <text:p text:style-name="a383" text:class-names="" text:cond-style-name=""><text:span text:style-name="a381" text:class-names="">Modélisation Maths</text:span><text:span text:style-name="a382" text:class-names=""/></text:p>
          </draw:text-box>
          <svg:title/>
          <svg:desc/>
        </draw:frame>
        <draw:frame draw:id="id64" draw:style-name="a385" draw:name="Image 4" svg:x="3.74187in" svg:y="1.66971in" svg:width="5.8496in" svg:height="5.8302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6" draw:master-page-name="Master1-Layout2-obj-Titre-et-contenu" presentation:presentation-page-layout-name="Master1-PPL2" draw:id="Slide-257">
        <draw:frame draw:id="id65" presentation:style-name="a387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8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élisation Maths</dc:title>
    <meta:initial-creator>Thomas FAURE</meta:initial-creator>
    <dc:creator>Thomas FAURE</dc:creator>
    <meta:creation-date>2017-10-27T08:30:21Z</meta:creation-date>
    <dc:date>2017-10-27T08:31:08Z</dc:date>
    <meta:editing-cycles>1</meta:editing-cycles>
    <meta:editing-duration>PT46S</meta:editing-duration>
    <meta:document-statistic meta:paragraph-count="1" meta:word-count="2"/>
  </office:meta>
</office:document-meta>
</file>